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tyle="italic" style:font-style-asian="italic" style:font-style-complex="italic"/>
    </style:style>
    <style:style style:name="P2" style:family="paragraph" style:parent-style-name="Standard">
      <style:text-properties fo:font-style="normal" style:font-style-asian="normal" style:font-style-complex="normal"/>
    </style:style>
    <style:style style:name="P3" style:family="paragraph" style:parent-style-name="Standard" style:list-style-name="L1"/>
    <style:style style:name="P4" style:family="paragraph" style:parent-style-name="Standard" style:list-style-name="L2"/>
    <style:style style:name="P5" style:family="paragraph" style:parent-style-name="Standard" style:list-style-name="L3"/>
    <style:style style:name="P6" style:family="paragraph" style:parent-style-name="Standard" style:list-style-name="L4"/>
    <style:style style:name="P7" style:family="paragraph" style:parent-style-name="Standard">
      <style:text-properties fo:font-style="normal" style:font-style-asian="normal" style:font-style-complex="normal"/>
    </style:style>
    <style:style style:name="P8" style:family="paragraph" style:parent-style-name="Standard" style:list-style-name="L5">
      <style:text-properties fo:font-style="normal" style:font-style-asian="normal" style:font-style-complex="normal"/>
    </style:style>
    <style:style style:name="P9" style:family="paragraph" style:parent-style-name="Standard" style:list-style-name="L6">
      <style:text-properties fo:font-style="normal" style:font-style-asian="normal" style:font-style-complex="normal"/>
    </style:style>
    <style:style style:name="P10" style:family="paragraph" style:parent-style-name="Standard" style:list-style-name="L7">
      <style:text-properties fo:font-style="normal" style:font-style-asian="normal" style:font-style-complex="normal"/>
    </style:style>
    <style:style style:name="P11" style:family="paragraph" style:parent-style-name="Standard" style:list-style-name="L8">
      <style:text-properties fo:font-style="normal" style:font-style-asian="normal" style:font-style-complex="normal"/>
    </style:style>
    <style:style style:name="P12" style:family="paragraph" style:parent-style-name="Standard" style:list-style-name="L7">
      <style:paragraph-properties>
        <style:tab-stops>
          <style:tab-stop style:position="15.505cm"/>
        </style:tab-stops>
      </style:paragraph-properties>
      <style:text-properties fo:font-style="normal" style:font-style-asian="normal" style:font-style-complex="normal"/>
    </style:style>
    <style:style style:name="P13" style:family="paragraph" style:parent-style-name="Standard">
      <style:text-properties fo:font-style="italic" style:font-style-asian="italic" style:font-style-complex="italic"/>
    </style:style>
    <style:style style:name="T1" style:family="text">
      <style:text-properties fo:font-style="italic" style:font-style-asian="italic" style:font-style-complex="italic"/>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Pre Kapitel 2 Bedeutung von Gesten. Was wird hier adressiert?</text:p>
      <text:list xml:id="list3631831355309615335" text:style-name="L1">
        <text:list-item>
          <text:p text:style-name="P3">Bedeutung der Gesten an sich für Mobile Geräte</text:p>
          <text:p text:style-name="P3">Mobile Endgeräte wie Smart Phones oder Tablets sind aus dem heutigen Alltag fast kaum mehr weg zu denken. Dabei steigt mit zunehmenden Funktionalitäten auch die Anzahl der Nutzungskontexte für solche Geräte. Damit verbunden nimmt auch die Anzahl der Nutzer zu. Die schnelle und intuitive Nutzung des jeweiligen Mobilen Gerätes ist eine zwingende Voraussetzung für die Akzeptanz. Somit muss sich auch die Software die Funktionalitäten für den Nutzer anbietet, auch in Ihrer Benutzbarkeit an den Bedürfnissen, Eigenschaften und den Problemen der Nutzer orientieren. </text:p>
          <text:p text:style-name="P3">Dieser Anspruch betrifft auch die Steuerung des Gerätes. &lt;Datum&gt; kam das erste Mobil Telephon mit einem Touchscreen auf den &lt;Land&gt; Markt. Das &lt;TelefonTyp&gt; läutete mite seiner Erscheinung einen neuen Trend in der Steuerung Mobiler Gräte ein. Sein dem &lt;TelefonTyp&gt; wurde die Gestenerkennung seitens der Sensoren wie auch der Software stets vorangetrieben. Ein entscheidender Fortschritt war die Einführung des &lt;Reaktiven&gt; Touchscreen...</text:p>
        </text:list-item>
      </text:list>
      <text:p text:style-name="Standard"/>
      <text:p text:style-name="Standard"><text:tab/>Die aktuell üblichen Bewegungssensoren bieten ausreichend Sensibilität um auch dicht <text:s/><text:tab/>zusammen liegende Berührungspunkte zu unterscheiden. Auch die Allgemeine <text:tab/>Programmschnittstelle von Android bietet ausreichende Funktionalität um entsprechend der <text:tab/>Signale des Sensors die im Andorid Style Guide Beschriebenen Gesten zu interpretieren. </text:p>
      <text:p text:style-name="Standard"/>
      <text:p text:style-name="Standard"/>
      <text:list xml:id="list25508944" text:continue-numbering="true" text:style-name="L1">
        <text:list-item>
          <text:p text:style-name="P3"/>
        </text:list-item>
        <text:list-item>
          <text:p text:style-name="P3">Anspruch → Bestimmte Gesten sollten überall verfügbar sein </text:p>
        </text:list-item>
        <text:list-item>
          <text:p text:style-name="P3">Implementierung von Gestenkontrolle ist komplex und nicht für jeden umsetzbar</text:p>
          <text:list>
            <text:list-item>
              <text:p text:style-name="P3">Mangelhafte Unterstützung durch Android Dokumentation</text:p>
            </text:list-item>
          </text:list>
        </text:list-item>
        <text:list-item>
          <text:p text:style-name="P3">Es Fehlen Praxisbeispiele für jede Gesteninterpretation sowie Verknüpfung mit der damit anzusteuernden Funktionalität. → Best Practices</text:p>
        </text:list-item>
      </text:list>
      <text:list xml:id="list3841932091525158636" text:style-name="L2">
        <text:list-item>
          <text:p text:style-name="P4">Bedürfnisse von bestimmten Nutzergruppen bei der Steuerung von Mobilen Geräten.</text:p>
          <text:list>
            <text:list-item>
              <text:p text:style-name="P4">Einschränkungen von Nutzern → Behinderungen → Wünschen sich ggf. überall eine Zoom Funktion </text:p>
            </text:list-item>
          </text:list>
        </text:list-item>
      </text:list>
      <text:p text:style-name="Standard"/>
      <text:p text:style-name="Standard">Kapitel 3 Konzeption einer proprietären Bibliothek zur Auslagerung von</text:p>
      <text:p text:style-name="Standard">Android Gesten-Erkennungsfunktionalität nach dem Vorbild der</text:p>
      <text:p text:style-name="Standard">prototypischen Implementierung aus Kapitel 2.</text:p>
      <text:p text:style-name="Standard"/>
      <text:p text:style-name="Standard">Welche Nutzergruppen sind für die Anforderungsanalyse zu beachten? Gibt es Nutzergruppen die wichtiger sind als andere?</text:p>
      <text:list xml:id="list243528681322344387" text:style-name="L3">
        <text:list-item>
          <text:p text:style-name="P5">Tatsächliche Nutzer der Mobilen Geräte</text:p>
          <text:list>
            <text:list-item>
              <text:p text:style-name="P5">Haben Erwartungen an Gesten </text:p>
              <text:list>
                <text:list-item>
                  <text:p text:style-name="P5">Eine Zoom Funktionalität muss ein her gehen mit einer Scroll funktionalität, ohne die das gerät nicht nutzbar wäre</text:p>
                </text:list-item>
                <text:list-item>
                  <text:p text:style-name="P5">Zu einer Funktionalität zum Vergrößern der Ansicht gehört auch eine Funktionalität zur Verkleinerung der Ansicht. </text:p>
                </text:list-item>
                <text:list-item>
                  <text:p text:style-name="P5">Im Fall, dass eine Vergrößerung bzw. Verkleinerung einer Ansicht durch jeweilige Gesten angesteuert werden, sollten die jeweiligen Gesten sich ähneln und sich in lediglich der Richtung der Bewegungsvektoren unterscheiden</text:p>
                </text:list-item>
              </text:list>
            </text:list-item>
          </text:list>
        </text:list-item>
      </text:list>
      <text:list xml:id="list1872394499887757820" text:style-name="L4">
        <text:list-item>
          <text:p text:style-name="P6">AppEntwickler</text:p>
          <text:list>
            <text:list-item>
              <text:p text:style-name="P6">Kann ein erfahrener Softwareentwickler sein, aber auch ein Einsteiger in die Programmierung. Dieser hat ggf. eine sehr gute Idee zu einer dringend benötigten Applikation und sollte durch sein mangelndes Wissen über die Programmierung nicht <text:soft-page-break/>daran gehindert werden seine Ideen umzusetzen → Low Cost Programmierung</text:p>
            </text:list-item>
            <text:list-item>
              <text:p text:style-name="P6">Benötigt Unterstützung</text:p>
              <text:p text:style-name="P6"/>
            </text:list-item>
          </text:list>
        </text:list-item>
      </text:list>
      <text:p text:style-name="Standard"/>
      <text:p text:style-name="Standard"/>
      <text:p text:style-name="Standard">Anforderungen an die Gesten:</text:p>
      <text:p text:style-name="Standard">In Android hängt es vom Entwickler einer Applikation ab welche Funktionalität durch welche Gesten gesteuert wird. <text:span text:style-name="T1">Die Android API schreibt zwar vor wie Gesten interpretiert werden jedoch nicht was durch eine Geste angesteuert wird. Hierzu bietet die Android Developper Dokumentation einen entsprechenden Style Guide der die Belegung von Gesten mit eindeutiger Funktionalität vorschreibt. </text:span></text:p>
      <text:p text:style-name="P1">&lt;BILD AUS DEVELOPPER DOKU&gt;</text:p>
      <text:p text:style-name="P1">In dieser Vorschrift geht u.a. hervor dass für die Verkleinerung einer Ansicht die Geste Pinch Close und für die Vergrößerung die Geste Pinch Open zu verwenden ist. Dies ist jedoch lediglich ein Style Guide, der nicht Verpflichtend für den Applikationsenwickler ist.</text:p>
      <text:p text:style-name="P1"/>
      <text:p text:style-name="P1">Somit sind in Android Applikationen bis weilen unterschiedliche Gesten zu einer Vergrößerung bzw. Verkleinerung einer Ansicht beobachten. Folgende Sammlung zeigt welche </text:p>
      <text:p text:style-name="P1"/>
      <text:p text:style-name="P2">Anforderungen aus Sicht des App Entwicklers:</text:p>
      <text:list xml:id="list9193555730085803344" text:style-name="L8">
        <text:list-item>
          <text:p text:style-name="P11"/>
        </text:list-item>
      </text:list>
      <text:p text:style-name="P1"/>
      <text:p text:style-name="P1"/>
      <text:p text:style-name="P2">Fragen erst mal beantworten:</text:p>
      <text:p text:style-name="P2">Wie werden Gesten erkannt in Android → Vom Sensor zur Interpretation der Geste? </text:p>
      <text:list xml:id="list3539274453131552110" text:style-name="L5">
        <text:list-item>
          <text:p text:style-name="P8">Welche Arten von Sensoren gibt es?</text:p>
        </text:list-item>
        <text:list-item>
          <text:p text:style-name="P8">Wie werden diese durch das Android Betriebssystem angesteuert?</text:p>
        </text:list-item>
        <text:list-item>
          <text:p text:style-name="P8">Wie kann auf Signale des Sensors zugegriffen werden.</text:p>
        </text:list-item>
      </text:list>
      <text:p text:style-name="P2">Was muss gemacht werden damit Gesten erkannt werden → zeig bsp Pinch open pinch close</text:p>
      <text:p text:style-name="P2">Wie kann damit entsprechende Funktionalität verbunden werden?</text:p>
      <text:p text:style-name="P2">Schreibt irgendwer vor, welche Funktionalität mit welchen Gesten zu Verknüpfen sind? API? StyleGuide</text:p>
      <text:p text:style-name="P2">Welche Ausprägungen bei der Verbindung zwischen Funktionalität und Gesten gibt es? → Studie apps → am beispiel Vergrößern / Verkleinern</text:p>
      <text:p text:style-name="P2">Welche Kombinationen sind wo sinnvoll? → ggf. Abhängigkeiten zum Content</text:p>
      <text:p text:style-name="P2">Was wäre noch denkbar? </text:p>
      <text:p text:style-name="P2"/>
      <text:p text:style-name="P2"><text:s/></text:p>
      <text:p text:style-name="P2">Erste Anforderungen an Gesten Bibliothek:</text:p>
      <text:list xml:id="list6434143366288406482" text:style-name="L6">
        <text:list-item>
          <text:p text:style-name="P9">Gesten Erkennung sollte für bestimmte oder alle views eines layouts definiert werden können</text:p>
        </text:list-item>
      </text:list>
      <text:list xml:id="list4195006363838999147" text:style-name="L7">
        <text:list-item>
          <text:p text:style-name="P12">Die Interpretation der Gesten und die Verbindung mit entsprechender Funktionalität sollte sich an die individuellen Bedürfnisse des App Entwicklers sowie später des Nutzers anpassen lassen</text:p>
          <text:list>
            <text:list-item>
              <text:p text:style-name="P10">So sollte der App Entwickler bestimmen können welche Funktionalität durch welche Gesten getriggert werden sollen. </text:p>
            </text:list-item>
            <text:list-item>
              <text:p text:style-name="P10">So kann eine Funktionalität zum Vergrößern / bzw. Verkleinern einer Ansicht durch entweder Pinch Gesten und/oder auch z.B. der Double Tab Geste getriggert werden.</text:p>
            </text:list-item>
          </text:list>
        </text:list-item>
        <text:list-item>
          <text:p text:style-name="P10">Speziell eine Geste zum Vergrößern und Verkleinern sollte sich nicht nur auf Bilder beschränken sondern eher generisch für unterschiedliche Implementierungen/ Unterklassen einer View.</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30T07:10:26.60</meta:creation-date>
    <meta:generator>OpenOffice/4.0.1$Win32 OpenOffice.org_project/401m5$Build-9714</meta:generator>
    <dc:date>2014-11-06T05:35:24.08</dc:date>
    <meta:editing-duration>P3DT7H53M12S</meta:editing-duration>
    <meta:editing-cycles>16</meta:editing-cycles>
    <meta:document-statistic meta:table-count="0" meta:image-count="0" meta:object-count="0" meta:page-count="2" meta:paragraph-count="47" meta:word-count="782" meta:character-count="5551"/>
  </office:meta>
</office:document-meta>
</file>